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2e7ba" officeooo:paragraph-rsid="000412ab"/>
    </style:style>
    <style:style style:name="P2" style:family="paragraph" style:parent-style-name="Standard">
      <style:paragraph-properties fo:text-align="justify" style:justify-single-word="false"/>
      <style:text-properties officeooo:rsid="0012e7ba" officeooo:paragraph-rsid="00044589"/>
    </style:style>
    <style:style style:name="P3" style:family="paragraph" style:parent-style-name="Standard">
      <style:paragraph-properties fo:text-align="justify" style:justify-single-word="false"/>
      <style:text-properties officeooo:rsid="0012e7ba" officeooo:paragraph-rsid="000e96da"/>
    </style:style>
    <style:style style:name="P4" style:family="paragraph" style:parent-style-name="Standard">
      <style:paragraph-properties fo:text-align="justify" style:justify-single-word="false"/>
      <style:text-properties officeooo:paragraph-rsid="000e96da"/>
    </style:style>
    <style:style style:name="P5" style:family="paragraph" style:parent-style-name="Standard">
      <style:paragraph-properties fo:text-align="justify" style:justify-single-word="false"/>
      <style:text-properties officeooo:paragraph-rsid="000e9784"/>
    </style:style>
    <style:style style:name="P6" style:family="paragraph" style:parent-style-name="Standard">
      <style:paragraph-properties fo:text-align="justify" style:justify-single-word="false"/>
      <style:text-properties style:use-window-font-color="true" style:font-name="Liberation Serif" officeooo:rsid="0012e7ba" officeooo:paragraph-rsid="000aae5c"/>
    </style:style>
    <style:style style:name="P7" style:family="paragraph" style:parent-style-name="Standard">
      <style:paragraph-properties fo:text-align="justify" style:justify-single-word="false"/>
      <style:text-properties style:use-window-font-color="true" style:font-name="Liberation Serif" officeooo:rsid="0012e7ba" officeooo:paragraph-rsid="000c4b66"/>
    </style:style>
    <style:style style:name="P8" style:family="paragraph" style:parent-style-name="Standard">
      <style:paragraph-properties fo:text-align="justify" style:justify-single-word="false"/>
      <style:text-properties style:text-line-through-style="solid" style:text-line-through-type="single" officeooo:rsid="0012e7ba" officeooo:paragraph-rsid="00044589"/>
    </style:style>
    <style:style style:name="P9" style:family="paragraph" style:parent-style-name="Standard">
      <style:paragraph-properties fo:text-align="justify" style:justify-single-word="false"/>
      <style:text-properties style:text-line-through-style="solid" style:text-line-through-type="single" officeooo:rsid="0012e7ba" officeooo:paragraph-rsid="0005b88a"/>
    </style:style>
    <style:style style:name="P10" style:family="paragraph" style:parent-style-name="Standard">
      <style:paragraph-properties fo:text-align="justify" style:justify-single-word="false"/>
      <style:text-properties style:text-line-through-style="solid" style:text-line-through-type="single" officeooo:rsid="0012e7ba" officeooo:paragraph-rsid="000412ab"/>
    </style:style>
    <style:style style:name="P11" style:family="paragraph" style:parent-style-name="Text_20_body">
      <style:paragraph-properties fo:text-align="justify" style:justify-single-word="false"/>
      <style:text-properties style:use-window-font-color="true" style:font-name="Liberation Serif" officeooo:rsid="0012e7ba" officeooo:paragraph-rsid="000c57e5"/>
    </style:style>
    <style:style style:name="P12" style:family="paragraph" style:parent-style-name="Text_20_body">
      <style:text-properties officeooo:paragraph-rsid="000d6abf"/>
    </style:style>
    <style:style style:name="T1" style:family="text">
      <style:text-properties officeooo:rsid="0012e7ba"/>
    </style:style>
    <style:style style:name="T2" style:family="text">
      <style:text-properties officeooo:rsid="0004c889"/>
    </style:style>
    <style:style style:name="T3" style:family="text">
      <style:text-properties officeooo:rsid="0005b88a"/>
    </style:style>
    <style:style style:name="T4" style:family="text">
      <style:text-properties fo:font-variant="normal" fo:text-transform="none" fo:font-size="12pt" fo:letter-spacing="normal" fo:font-style="normal" fo:font-weight="normal"/>
    </style:style>
    <style:style style:name="T5" style:family="text">
      <style:text-properties fo:font-variant="normal" fo:text-transform="none" fo:font-size="12pt" fo:letter-spacing="normal" fo:font-style="normal" fo:font-weight="normal" officeooo:rsid="0008e9c5"/>
    </style:style>
    <style:style style:name="T6" style:family="text">
      <style:text-properties fo:font-variant="normal" fo:text-transform="none" fo:font-size="12pt" fo:letter-spacing="normal" fo:font-style="normal" fo:font-weight="normal" officeooo:rsid="000c57e5"/>
    </style:style>
    <style:style style:name="T7" style:family="text">
      <style:text-properties officeooo:rsid="000c57e5"/>
    </style:style>
    <style:style style:name="T8" style:family="text">
      <style:text-properties officeooo:rsid="000d6abf"/>
    </style:style>
    <style:style style:name="T9" style:family="text">
      <style:text-properties officeooo:rsid="000e96da"/>
    </style:style>
    <style:style style:name="T10" style:family="text">
      <style:text-properties officeooo:rsid="000e97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ron (Fe) is the fourth most common element in the earth's crust. However, it has concentrations at the oceanic surface of the order of 0.1 a 2 nM \citep{nakabayashi2002variation,tani2003iron}, low enough to become a limiting element of phytoplankton production \citep{martin1990glacial,jickells2005global, martinez2014iron}, due to an enzymatic role that affects processes such as photosynthesis, respiration, and nitrogen fixation \citep{falkowski1998biogeochemical, morel2003biogeochemical,kustka2003revised}. It is particularly important in certain areas, such as the Southern Oceans, the Pacific and North Atlantic, and the Eastern Equatorial Pacific, known as high-nutrient low-chlorophyll concentration (HNLC) regions \citep{coale1996massive,boyd2000mesoscale,boyd2004decline,boyd2007mesoscale}. However, there are various routes by which this micronutrient can eventually reach the surface ocean, such as hydrothermal vents, rivers, glaciers, icebergs, continental edges, upwelling \citep{ducklow2003role,tagliabue2016well}. However, far from the continental margins, dust fluxes have been shown to play a fundamental role \citep{tagliabue2017integral,lambert2021regional}. These fluxes, originating in arid and semi-arid desert areas \citep{prospero2003african, prospero2002environmental,jickells2005global} product of the wind effort on the earth's surface, can be transported long distances {mahowald2005atmospheric, buseck2008nanoparticles}, before being deposited in dry, wet or by gravitational settlement \citep{hand2003estimates}. Dust is susceptible to being generated in regions with low vegetation cover and with a water deficit \citep{mahowald2005atmospheric}.</text:p>
      <text:p text:style-name="P2"/>
      <text:p text:style-name="P9"><text:s/>It, could explain the connection between dust and CO2 balances. Starting with \cite{gran1931conditions} work and then with \cite{martin1990glacial} research in the Southern Oceans, the relationship between dust episodes and their important impact on primary productivity was shown. Thus, it is believed that the soft tissue biological pump could have been more efficient during glacial periods \citep{archer2000caused}. Both, due to the greater availability of aeolian iron \citep{kohfeld2005role,jaccard2013two,petit1990palaeoclimatological, steffensen1997size, lambert2008dust, archer2000caused},and because colder surface waters can retain more carbon dioxide due to the lower oxygen concentration, which increases solubilization \citep{jaccard2012large}. <text:span text:style-name="T2">This </text:span>mechanisms<text:span text:style-name="T2"> it has been postulate as a one </text:span>Earth system feedback <text:span text:style-name="T3">wich has been acting </text:span>periodically, <text:span text:style-name="T3">d</text:span>uring the last 800,000 years, to influence the carbon cycle. <text:span text:style-name="T3">Thus could explain at least 1</text:span>/3 of this <text:span text:style-name="T3"><text:s/></text:span>variability, between glacial-interglacial, has varied approximately between 180 ppmv and 280 ppmv, respectively \citep{petit1990palaeoclimatological, siegenthaler2005stable,luthi2008high}.</text:p>
      <text:p text:style-name="P10"/>
      <text:p text:style-name="P1">Around 3\% of the dust load is Fe \citep{marcotte2020mineral}, with a concentration of around 14-16 Tg annually from mineral source dust aerosols \citep{jickells2005global,gao2003aeolian}. However, of all the Fe deposited, only 1 to 10\% manages to be available for phytoplankton <text:s/>\citep{journet2008mineralogy, jickells2001atmospheric,archer2000model, bopp2003dust}. Fe can exist in two oxidation states Fe(II) and Fe(III), organic ferrous (Fe2+ ) or organic ferric (Fe3+), respectively. However, only its ferrous form is bioavailable, although less frequently. The solubility of Fe, typically defined as the amount of metal that passes through a 0.2 or 0.4 µm filter, will depend on both the mineralogy and acidity of the deposited dust and the pH of the water \citep{luo2005estimation,sholkovitz2012fractional,marcotte2020mineral}. The Fe(III) found in a greater proportion as a product of processes such as oxidation, reduction, and photochemical processes but it is the less soluble \cite{wells1995iron,byrne2000iron}. However, it can eventually dissolve through certain processes such as the breaking of Fe-O bonds by protons \citep{cwiertny2008characterization}, photochemical reducing effect \citep{fu2010photoreductive} and, the most frequent, organic complexation through organic ligands, a molecule produced biologically from organic matter in the water column \cite{kuma1996controls,nakabayashi2002variation,tani2003iron}. The effect of organic complexing is <text:soft-page-break/>essential both in increasing the soluble Fe (Fe2+ ) concentration, improving biological absorption and in increasing the residence times of bioavailable Fe, avoiding the precipitation and scavenging in the water column <text:s/>\citep{baker2010atmospheric}. </text:p>
      <text:p text:style-name="P1"/>
      <text:p text:style-name="P1">Since the mid-1990s, atmospheric variations in CO2 began to be simulated using numerical models on a global scale \citep{johnson1997controls}. Various types of high and low complexity modeling have tried to achieve this goal, such as; box models, highly efficient but with a tendency to homogenize ocean volumes \citep{weber2010utility}; <text:s/>intermediate complexity coupled models, for instance, the Earth System Model of intermediate complexity (EMIC), with reduced parameterization but which operate at time scales that can exceed 10,000 years and; high-performance models that have a higher computational cost associated, as the General Circulation Models (GCM) (3-D models) \citep{flato2014evaluation}. However, the causes of CO2 variability between glacial and interglacial times remain poorly understood. For this reason, biogeochemistry has been incorporated as an important additional process to the physical processes of ocean-atmosphere dynamics. \\</text:p>
      <text:p text:style-name="P1"/>
      <text:p text:style-name="P1">Our goal is to highlight the current understanding of the effect that iron solubility has had on glacial-interglacial atmospheric CO2 balances. For this purpose, we conducted pre-industrial (PI) and LGM sensitivity simulations using cGENIE, an intermediate complexity model focused on the carbon cycle. For this purpose, we will use a set of different simulations and empirical dust deposition data, and heterogeneous Fe solubility fields, for both periods. Additionally, we focused here on regions highly sensitive to iron biogeochemistry such as the HNLC zones.</text:p>
      <text:p text:style-name="P1"/>
      <text:p text:style-name="P1"/>
      <text:p text:style-name="P1">%%%%%%%%%%%%%%%%%%%%%%%%%</text:p>
      <text:p text:style-name="P6">Iron (Fe) stands as the fourth most abundant element in the Earth's crust, <text:span text:style-name="T4"><text:s/>Despite its abundance, the concentrations of iron at the oceanic surface remain relatively low, ranging from 0.1 to 2 nM (nanomolar) \citep{nakabayashi2002variation,tani2003iron}. <text:s/></text:span><text:span text:style-name="T5">These </text:span><text:span text:style-name="T4">have a remarkable impact on the delicate balance of the marine ecosystem. Phytoplankton production, a cornerstone of oceanic food webs and a significant driver of global carbon cycling, can be significantly constrained due to Fe's crucial enzymatic role \citep{martin1990glacial,jickells2005global, martinez2014iron}. Notably influencing processes like photosynthesis, respiration, and nitrogen fixation \citep{falkowski1998biogeochemical, morel2003biogeochemical,kustka2003revised}, Fe becomes a limiting factor that reverberates through the marine food chain. This influence assumes heightened significance in specific regions, such as the Southern Oceans, Pacific and North Atlantic, and the Eastern Equatorial Pacific, collectively known as high-nutrient low-chlorophyll concentration (HNLC) zones \citep{coale1996massive,boyd2000mesoscale,boyd2004decline,boyd2007mesoscale}. </text:span></text:p>
      <text:p text:style-name="P6"><text:span text:style-name="T4"/></text:p>
      <text:p text:style-name="P7"><text:span text:style-name="T4">Several pathways contribute to the delivery of this essential micronutrient to the ocean's surface. Hydrothermal vents, rivers, glaciers, icebergs, continental edges, and upwelling mechanisms all play roles in introducing iron into oceanic ecosystems \citep{ducklow2003role,tagliabue2016well}. Nevertheless, beyond continental margins, the importance of dust fluxes, sourced from arid and semi-arid desert regions, emerges as a fundamental factor \citep{tagliabue2017integral,lambert2021regional}. These dust fluxes, mobilized by wind forces, sometimes traveling substantial distances, settles onto the ocean surface through dry or wet deposition, thereby becoming a vital avenue for Fe input. The propensity for dust generation lies in regions characterized by low vegetation coverage and water deficits \citep{prospero2003african,prospero2002environmental,jickells2005global,mahowald2005atmospheric,buseck2008nanoparticles, hand2003estimates}.</text:span></text:p>
      <text:p text:style-name="P7"><text:span text:style-name="T4"/></text:p>
      <text:p text:style-name="P11"><text:soft-page-break/><text:span text:style-name="T4">This relationship between dust and carbon balances was first illuminated by the work of \cite{gran1931conditions}, followed by the research of \cite{martin1990glacial} in the Southern Oceans. These studies revealed the pronounced influence of dust events on primary productivity. </text:span><text:span text:style-name="T6">Since then, several works </text:span><text:span text:style-name="T4">\citep{kohfeld2005role,jaccard2013two,petit1990palaeoclimatological,steffensen1997size,lambert2008dust,archer2000caused}, </text:span><text:span text:style-name="T6">postulate </text:span><text:span text:style-name="T4">that the efficiency of the soft tissue biological pump during glacial periods could be attributed to the increased availability of aeolian iron, </text:span><text:span text:style-name="T6">t</text:span><text:span text:style-name="T4">hus linking iron availability to CO2 levels. This mechanism, operating as a recurrent Earth system feedback, is believed to have exerted periodic influences on the carbon cycle over the past 800,000 years. This could potentially explain up to one-third of the observed </text:span><text:span text:style-name="T6">natural </text:span><text:span text:style-name="T4">variability in CO2 concentrations, ranging approximately between 180 ppmv and 280 ppmv during glacial and interglacial periods, respectively \citep{petit1990palaeoclimatological,siegenthaler2005stable,luthi2008high}.</text:span></text:p>
      <text:p text:style-name="P12"><text:span text:style-name="T1">Approximately 3% of atmospheric dust consists of Fe \citep{marcotte2020mineral}, contributing around 14-16 Tg annually in the form of mineral-sourced dust aerosols \citep{jickells2005global,gao2003aeolian}. Regrettably, only a fraction of this deposited Fe, ranging from 1 to 10%, is available to support phytoplankton growth \citep{journet2008mineralogy, jickells2001atmospheric,archer2000model, bopp2003dust}. Fe can exist in two oxidation states – Fe(II) and Fe(III), as organic ferrous (Fe2+) or organic ferric (Fe3+), respectively. Among these, only the ferrous form is bioavailable, although less prevalent. The solubility of Fe, typically defined as the amount of metal that passes through a 0.2 or 0.4 µm filter, </text:span><text:span text:style-name="T8">will depend</text:span><text:span text:style-name="T1"> on factors encompassing deposited dust mineralogy, acidity, water pH, and other environmental variables \citep{luo2005estimation,sholkovitz2012fractional,marcotte2020mineral}. While Fe(III) dominates due to processes like oxidation, reduction, and photochemical interactions, it exhibits limited solubility \cite{wells1995iron,byrne2000iron}. However, it can eventually dissolve by diverse mechanisms, such as proton-induced Fe-O bond breakage \citep{cwiertny2008characterization}, photochemical reduction \citep{fu2010photoreductive}, and organic ligand complexation, which is the most prevalent. Organic ligands, arising biologically from water column organic matter, play a </text:span><text:span text:style-name="T9">significantly</text:span><text:span text:style-name="T1"> role in increasing soluble Fe concentrations (Fe2+), facilitating biological uptake, and extending the residence time of bioavailable Fe, thus mitigating precipitation and scavenging within the water column \citep{baker2010atmospheric}.<text:line-break/></text:span></text:p>
      <text:p text:style-name="P4"><text:span text:style-name="T1">From the mid-1990s onward, efforts emerged to simulate CO2 fluctuations on a global scale using numerical models \citep{johnson1997controls}. Diverse modeling approaches, spanning from box models to intricate General Circulation Models (GCMs), attempted to elucidate the complex causes underlying CO2 variability between glacial and interglacial </text:span><text:span text:style-name="T9">periods</text:span><text:span text:style-name="T1">. Yet, despite considerable advancement, the intricacies of this variability remained incompletely understood. Consequently, biogeochemical processes, intricately interwoven with ocean-atmosphere dynamics, have been integrated to offer additional insights into CO2 dynamics \citep{flato2014evaluation}.</text:span></text:p>
      <text:p text:style-name="P4"/>
      <text:p text:style-name="P5">Our objective is to elucidate the impact of iron solubility on glacial-interglacial atmospheric CO2 balances <text:span text:style-name="T1">over the past 800,000 years</text:span>. <text:span text:style-name="T1">Employing cGENIE, an intermediate complexity model emphasizing the carbon cycle, we conducted sensitivity simulations for pre-industrial and Last Glacial Maximum (LGM) periods.</text:span> <text:span text:style-name="T1">Leveraging a diverse array of simulations, </text:span><text:span text:style-name="T10">models and </text:span><text:span text:style-name="T1">empirical dust </text:span><text:soft-page-break/><text:span text:style-name="T1">deposition data, and heterogeneous Fe solubility fields, our study hones in on regions highly sensitive to iron biogeochemistry, particularly the HNLC zones. Through this integrated approach, we aim to enhance our current understanding of this intricate interplay between iron solubility and atmospheric carbon capture.</text:span></text:p>
      <text:p text:style-name="P5"/>
      <text:p text:style-name="P5">%%%%%%%%%%%%%%%%%%</text:p>
      <text:p text:style-name="P5">Iron (Fe) stands as the fourth most abundant element in the Earth's crust. Despite its abundance, the concentrations of iron at the oceanic surface remain relatively low, ranging from 0.1 to 2 nM (nanomolar) \citep{nakabayashi2002variation,tani2003iron}. These concentrations have a remarkable impact on the delicate balance of the marine ecosystem. Phytoplankton production, a cornerstone of oceanic food webs and a significant driver of global carbon cycling, can be significantly constrained due to Fe's crucial enzymatic role \citep{martin1990glacial,jickells2005global,martinez2014iron}. Notably influencing processes like photosynthesis, respiration, and nitrogen fixation \citep{falkowski1998biogeochemical,morel2003biogeochemical,kustka2003revised}, Fe becomes a limiting factor that reverberates through the marine food chain. This influence assumes heightened significance in specific regions, such as the Southern Oceans, the Pacific and North Atlantic, and the Eastern Equatorial Pacific, collectively known as high-nutrient low-chlorophyll concentration (HNLC) zones \citep{coale1996massive,boyd2000mesoscale,boyd2004decline,boyd2007mesoscale}.</text:p>
      <text:p text:style-name="P5"/>
      <text:p text:style-name="P5">Several pathways contribute to delivering this essential micronutrient to the ocean's surface. Hydrothermal vents, rivers, glaciers, icebergs, continental edges, and upwelling mechanisms all play roles in introducing iron into oceanic ecosystems \citep{ducklow2003role,tagliabue2016well}. Nevertheless, beyond continental margins, the importance of dust fluxes, sourced from arid and semi-arid desert regions, emerges as a fundamental factor \citep{tagliabue2017integral,lambert2021regional}. These dust fluxes, mobilized by wind forces and sometimes traveling substantial distances, settle onto the ocean surface through dry or wet deposition, thereby becoming a vital avenue for Fe input. The propensity for dust generation lies in regions characterized by low vegetation coverage and water deficits \citep{prospero2003african,prospero2002environmental,jickells2005global,mahowald2005atmospheric,buseck2008nanoparticles,hand2003estimates}.</text:p>
      <text:p text:style-name="P5"/>
      <text:p text:style-name="P5">This relationship between dust and carbon balances was first illuminated by the work of \cite{gran1931conditions}, followed by the research of \cite{martin1990glacial} in the Southern Oceans. These studies revealed the pronounced influence of dust events on primary productivity. Since then, several works \citep{kohfeld2005role,jaccard2013two,petit1990palaeoclimatological,steffensen1997size,lambert2008dust,archer2000caused} postulate that the efficiency of the soft tissue biological pump during glacial periods could be attributed to the increased availability of aeolian iron, thus linking iron availability to CO2 levels. This mechanism, operating as a recurrent Earth system feedback, is believed to have exerted periodic influences on the carbon cycle over the past 800,000 years. This could potentially explain up to one-third of the observed natural variability in CO2 concentrations, ranging approximately between 180 ppmv and 280 ppmv during glacial and interglacial periods, respectively \citep{petit1990palaeoclimatological,siegenthaler2005stable,luthi2008high}.</text:p>
      <text:p text:style-name="P5"/>
      <text:p text:style-name="P5">Approximately 3% of atmospheric dust consists of Fe \citep{marcotte2020mineral}, contributing around 14-16 Tg annually in the form of mineral-sourced dust aerosols \citep{jickells2005global,gao2003aeolian}. Regrettably, only a fraction of this deposited Fe, ranging from 1 to 10%, is available to support phytoplankton growth \citep{journet2008mineralogy,jickells2001atmospheric,archer2000model,bopp2003dust}. Fe can exist <text:soft-page-break/>in two oxidation states – Fe(II) and Fe(III), as organic ferrous (Fe2+) or organic ferric (Fe3+), respectively. Among these, only the ferrous form is bioavailable, although it is less prevalent. The solubility of Fe, typically defined as the amount of metal that passes through a 0.2 or 0.4 µm filter, depends on factors encompassing deposited dust mineralogy, acidity, water pH, and other environmental variables \citep{luo2005estimation,sholkovitz2012fractional,marcotte2020mineral}. While Fe(III) dominates due to processes like oxidation, reduction, and photochemical interactions, it exhibits limited solubility \citep{wells1995iron,byrne2000iron}. However, it can eventually dissolve by diverse mechanisms, such as proton-induced Fe-O bond breakage \citep{cwiertny2008characterization}, photochemical reduction \citep{fu2010photoreductive}, and organic ligand complexation, which is the most prevalent. Organic ligands, arising biologically from water column organic matter, play a significant role in increasing soluble Fe concentrations (Fe2+), facilitating biological uptake, and extending the residence time of bioavailable Fe, thus mitigating precipitation and scavenging within the water column \citep{baker2010atmospheric}.</text:p>
      <text:p text:style-name="P5"/>
      <text:p text:style-name="P5">From the mid-1990s onward, efforts emerged to simulate CO2 fluctuations on a global scale using numerical models \citep{johnson1997controls}. Diverse modeling approaches, spanning from box models to intricate General Circulation Models (GCMs), attempted to elucidate the complex causes underlying CO2 variability between glacial and interglacial periods. Yet, despite considerable advancement, the intricacies of this variability remained incompletely understood. Consequently, biogeochemical processes, intricately interwoven with ocean-atmosphere dynamics, have been integrated to offer additional insights into CO2 dynamics \citep{flato2014evaluation}.</text:p>
      <text:p text:style-name="P5"/>
      <text:p text:style-name="P5">Our objective is to elucidate the impact of iron solubility on glacial-interglacial atmospheric CO2 balances over the past 800,000 years. Employing cGENIE, an intermediate complexity model emphasizing the carbon cycle, we conducted sensitivity simulations for pre-industrial and Last Glacial Maximum (LGM) periods. Leveraging a diverse array of simulations, models, empirical dust deposition data, and heterogeneous Fe solubility fields, our study hones in on regions highly sensitive to iron biogeochemistry, particularly the HNLC zones. Through this integrated approach, we aim to enhance our current understanding of this intricate interplay between iron solubility and atmospheric carbon cap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5T16:51:57.236729949</meta:creation-date>
    <dc:date>2023-08-15T19:45:44.509820942</dc:date>
    <meta:editing-duration>PT30M50S</meta:editing-duration>
    <meta:editing-cycles>1</meta:editing-cycles>
    <meta:document-statistic meta:table-count="0" meta:image-count="0" meta:object-count="0" meta:page-count="5" meta:paragraph-count="19" meta:word-count="2204" meta:character-count="18489" meta:non-whitespace-character-count="16292"/>
    <meta:generator>LibreOffice/6.4.7.2$Linux_X86_64 LibreOffice_project/40$Build-2</meta:generator>
  </office:meta>
</office:document-meta>
</file>